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List_20_Paragraph" style:list-style-name="WWNum4"/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List_20_Paragraph">
      <style:paragraph-properties fo:margin-left="0.6665in"/>
    </style:style>
    <style:style style:name="P5" style:family="paragraph" style:parent-style-name="List_20_Paragraph" style:list-style-name="WWNum5"/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">
      <loext:graphic-properties draw:fill="none"/>
      <style:paragraph-properties fo:margin-left="0.1252in" fo:margin-right="0in" fo:margin-top="0in" fo:margin-bottom="0in" style:contextual-spacing="false" fo:text-align="start" style:justify-single-word="false" fo:orphans="0" fo:widows="0" fo:text-indent="0in" style:auto-text-indent="false" style:page-number="auto" fo:background-color="transparent" style:writing-mode="lr-tb"/>
    </style:style>
    <style:style style:name="T1" style:family="text">
      <style:text-properties fo:color="#ff0000" loext:opacity="100%"/>
    </style:style>
    <style:style style:name="T2" style:family="text">
      <style:text-properties fo:font-size="16pt" fo:font-weight="bold" style:font-size-asian="16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2: Tracing the Code</text:h>
      <text:p text:style-name="Standard"><text:bookmark text:name="_GoBack"/></text:p>
      <text:p text:style-name="Standard">說明:</text:p>
      <text:p text:style-name="Standard"/>
      <text:p text:style-name="Standard"><text:s text:c="4"/>在這個lab練習中，提供給你一個別人撰寫的UML editor。這個程式要完成的規格，也會以附件提供給你。不過這個程式有3個 bugs，撰寫程式的原作者，則已經到美國矽谷去工作了，無法幫你。你的工作就是了解這個程式出了什麼問題，追蹤程式碼，然後在修復這3個 bug。</text:p>
      <text:p text:style-name="Standard"/>
      <text:p text:style-name="Standard">評分的方法:</text:p>
      <text:list text:style-name="WWNum4">
        <text:list-item>
          <text:p text:style-name="P1">總共有3 個 bug。修一個 bug 50分，兩個80分，3 個 100 分</text:p>
        </text:list-item>
        <text:list-item>
          <text:p text:style-name="P1">你一但找到關鍵的程式碼，通常修復都非常簡單</text:p>
        </text:list-item>
      </text:list>
      <text:p text:style-name="Standard"/>
      <text:p text:style-name="P6">追蹤與理解一個不是你寫的不熟悉的程式，通常是一件嚇人的事情。尤其是，程式語言可能不是你熟悉的，其應用領域的 programming model 你也有可能非常陌生。最糟糕的是如果程式碼還不小。一般人會認為那就把程式看懂才可以改 bug。但是等到程式碼都看懂了大概已經一個月以後了。你的老闆希望你在越短的時間修復這幾隻 bugs。</text:p>
      <text:p text:style-name="P6"/>
      <text:p text:style-name="P6">所以什麼是最快速的program understanding 的方式?</text:p>
      <text:p text:style-name="P6"/>
      <text:p text:style-name="Standard">提示: (高手的 code tracing 技巧，我已經都寫在這裡了，我們也歡迎你自行採用你自以為是的方法)</text:p>
      <text:p text:style-name="P6"/>
      <text:p text:style-name="Standard"/>
      <text:list text:style-name="WWNum1">
        <text:list-item>
          <text:p text:style-name="P2">請你先大致閱讀過規格書，規格書所描述的就是正確的軟體行為</text:p>
        </text:list-item>
        <text:list-item>
          <text:p text:style-name="P2">請你先將程式編譯起來，使得程式可以執行</text:p>
        </text:list-item>
        <text:list-item>
          <text:p text:style-name="P2">請你先玩熟所有的功能，並且開始一一對照規格書中所條列的正確行為。</text:p>
        </text:list-item>
        <text:list-item>
          <text:p text:style-name="P2" loext:marker-style-name="T1">你應該會發現一些詭異的地方，也就是 bug。這時候請你記錄怎麼樣固定的操作順序可以重現 bug。<text:span text:style-name="T1">先找到一條可以重現的測試 (test) 是程式追蹤的一個重要開始。在這個地方你想重現的test run當然是能儘快找到 bug 的 test run。</text:span><text:span text:style-name="T1"/></text:p>
        </text:list-item>
        <text:list-item>
          <text:p text:style-name="P3" loext:marker-style-name="T1">先瀏覽一下 source code 的檔案。可以打開某些檔案看一下。如果檔案名稱以及裡面的source code 變數命名還算清楚，其實光看檔名，class name, method name 你大概也能知道這個程式在做什麼，先大致上瀏覽並自行歸納一下。本lab 提供的程式碼算是可讀性非常高。<text:span text:style-name="T1">好的程式碼檔名與變數名稱，method 名稱與規格書或設計文件(如果有的話)都會呈現</text:span><text:soft-page-break/><text:span text:style-name="T1">某種正相關。正相關越高自然可讀性越高。如果正相關很低，恭喜你，你的追蹤難度將大幅增加。因為這迫使讀程式的人去猜測。猜測越多，困難度就越高。</text:span><text:span text:style-name="T1"/></text:p>
        </text:list-item>
        <text:list-item>
          <text:p text:style-name="P2">對一般人而言，程式語言熟悉與否的確會影響code tracing，但是對高手而言，影響並不會那麼大。其實，你如果從來沒有寫過 GUI 的程式，這次的 lab 可能影響還會更大一點。所以你如果完全沒有寫過GUI程式，請找助教先了解一下 GUI 一般的programming model 是如何進行的。</text:p>
        </text:list-item>
        <text:list-item>
          <text:p text:style-name="P2">高手會用 debugger 除錯，所以先將你的程式以除錯的模式編譯。如果你連 debugger 都不會用，那有點糟糕，請趕緊看老師提供的投影片，與影片。</text:p>
        </text:list-item>
        <text:list-item>
          <text:p text:style-name="P2">假設你記錄下來的造成錯誤的 test run，其操作順序是 A-&gt;B-&gt;C-&gt;D-&gt;E，ABCDE 指的是某一種輸入的動作例如某個滑鼠點擊畫面或按鈕，輸入資料等等。</text:p>
        </text:list-item>
        <text:list-item>
          <text:p text:style-name="P2">假設你的第一個動作 A 是一個滑鼠點擊的動作，你可以視情況採取下列的其中一個方法，利用除錯器讓你的program 在觸發A事件之後停下來。</text:p>
          <text:list>
            <text:list-item>
              <text:p text:style-name="P2">在所有的 method 起頭都加入中斷點，然後將程式執行起來之後進行滑鼠點擊的動作，理論上你的程式應該會立即停在一個 method 的起始。這個方法看起來很笨，沒有錯，萬一 method 的數量有成千上百你應該如何? 你如果想自動地為每一個 method 設定中斷點，是你的IDE 環境而定。通常方法都是有的。Such as <text:a xlink:type="simple" xlink:href="http://stackoverflow.com/questions/11625732/can-i-set-breakpoints-to-all-methods-in-a-class-at-once-in-visual-studio" text:style-name="Internet_20_link" text:visited-style-name="Visited_20_Internet_20_Link"><text:span text:style-name="Internet_20_link">http://stackoverflow.com/questions/11625732/can-i-set-breakpoints-to-all-methods-in-a-class-at-once-in-visual-studio</text:span></text:a></text:p>
            </text:list-item>
          </text:list>
        </text:list-item>
      </text:list>
      <text:p text:style-name="P4">不過在本lab有時候笨方法卻是最快的方法。因為這個程式不大，很快你就可以攔截到你進行動作 A 之後的<text:span text:style-name="T1">程式進入點。</text:span></text:p>
      <text:p text:style-name="P4"/>
      <text:list text:continue-numbering="true" text:style-name="WWNum1">
        <text:list-item>
          <text:list>
            <text:list-item>
              <text:p text:style-name="P2">假設你對系統的程式語言，GUI 平台還算熟悉或者你瀏覽過程式碼，你知道滑鼠點擊的動作出發的 method 大概都會被叫做 *mouseclick* 之類的。利用 IDE 搜尋這些字串，你也可以很快的一一設定中斷點，然後試看看你是否能夠在進行A的滑鼠點擊之後讓程式停下來。</text:p>
            </text:list-item>
          </text:list>
        </text:list-item>
      </text:list>
      <text:p text:style-name="P4"/>
      <text:list text:continue-numbering="true" text:style-name="WWNum1">
        <text:list-item>
          <text:list>
            <text:list-item>
              <text:p text:style-name="P2">如果你的程式不是 GUI， 你可以慢慢從 main() 設中斷點，一步一步 step 到A的觸發點。如果程式不大，你追蹤到一定的範圍，你其實就會知道該如何設定中斷點在那些地方。也就是說，先花點時間，使用debugger了解一下程式起頭。雖然沒有效率，但是卻是全面理解程式碼的一種開始。但是這一招對大而複雜的程式可能非常耗時。</text:p>
            </text:list-item>
            <text:list-item>
              <text:p text:style-name="P2">(歡迎再提供新方法)</text:p>
            </text:list-item>
          </text:list>
        </text:list-item>
      </text:list>
      <text:p text:style-name="P4"/>
      <text:list text:continue-numbering="true" text:style-name="WWNum1">
        <text:list-item>
          <text:p text:style-name="P2"><text:soft-page-break/>你可以看出來，上述的步驟就是利用debugger 快速地幫你在不熟悉的程式碼中找到test run 的程式進入點。</text:p>
        </text:list-item>
        <text:list-item>
          <text:p text:style-name="P2">你的接下來的目標就是理解 A-&gt;B 中間的程式碼。最快的理解方式就是藉由debugger 的step 或是 next 一步一步執行，並且觀察關鍵變數的變化，所以你得打開 watch window 將關鍵的變數都輸入進去</text:p>
        </text:list-item>
        <text:list-item>
          <text:p text:style-name="P2">觀察一下debugger 提供的<text:span text:style-name="T1"> call stack window。</text:span>你可以知道你的程式是如何從main() 一路呼叫哪一些 method然後到達A事件。所以這時候你如果有興趣，想了解是誰呼叫A的 method，請利用 <text:span text:style-name="T1">call stack </text:span>跳到上一層了解 A 的呼叫者 (caller)。Debugger 會幫你切換到 caller 的 source code。</text:p>
        </text:list-item>
        <text:list-item>
          <text:p text:style-name="P2">接下來，你可以慢慢 step 或是 next 直到你的程式到達 B，但是這個過程也有可能很漫長，如果你沒有耐心，你也可以照前述的方法設定許多中斷點，continue/resume 你的程式然後讓程式到達 B。再藉由 call stack 回朔了解程式是如何由A到達B。</text:p>
        </text:list-item>
        <text:list-item>
          <text:p text:style-name="P2">了解A-&gt;B-&gt;C-&gt;D 中間程式到底在幹什麼，可以很快也可以很慢，可以忽略也可以只看重點，要看你追蹤程式的目的是什麼。以fix bug 而言，A-&gt;B-&gt;C-&gt;D 可能與 bug 都無關，而最重要的關鍵可能是 D-&gt;E。但是如果你是要擴充或進行大幅度的程式修改，那慢慢了解 A-&gt;B-&gt;C-&gt;D 中間的主程式架構與邏輯，可能就很重要，就必須花更多的時間。通常建議一邊追蹤，一邊將架構圖畫下來。(喔!不要懷疑， legacy code 不見得有架構圖)</text:p>
        </text:list-item>
      </text:list>
      <text:p text:style-name="Standard"/>
      <text:list text:continue-numbering="true" text:style-name="WWNum1">
        <text:list-item>
          <text:p text:style-name="P2">假設你千辛萬苦終於知道 bug 發生在 E 之後，可以先暫時 disable A-&gt;B-&gt;C-&gt;D 的中斷點。你可能必須重複執行很多次，才能了解 bug 的原因。了解了之後，剩下的問題就是你如何修 bug 了。</text:p>
        </text:list-item>
        <text:list-item>
          <text:p text:style-name="P2">…… 願原力與你同在 good luck。</text:p>
        </text:list-item>
      </text:list>
      <text:p text:style-name="Standard"/>
      <text:p text:style-name="Standard" loext:marker-style-name="T2"><text:span text:style-name="T2">Summary: </text:span><text:span text:style-name="T2"/></text:p>
      <text:p text:style-name="P7"/>
      <text:list text:style-name="WWNum5">
        <text:list-item>
          <text:p text:style-name="P5">高手追蹤不熟悉程式的訣竅就是善用debugger </text:p>
        </text:list-item>
        <text:list-item>
          <text:p text:style-name="P5">漫無目的的reading code 通常效果有限而且緩慢，不管事 fix 還是全面理解程式碼，你必須先尋找一個你關心的 test run，經過你有興趣的模組</text:p>
        </text:list-item>
        <text:list-item>
          <text:p text:style-name="P5">如前面所說的，運用巧思設定中斷點，快速找到你有興趣的<text:span text:style-name="T1">程式碼進入點</text:span>,</text:p>
        </text:list-item>
        <text:list-item>
          <text:p text:style-name="P5">善用 call stack 觀察中斷點前後的來龍去脈。</text:p>
        </text:list-item>
        <text:list-item>
          <text:p text:style-name="P5">程式語言不熟悉往往沒有太大的關係，任何程式語言的指令都只是在改變關鍵的變數值。當你在next/step 的時候，觀察前後變數的變化，你往往可以了解演算法的細節。如果層次高一點程式碼可讀性若不錯，光看 method 的名稱，你就應該知道程式碼大致上在做什麼，是否step in 進<text:soft-page-break/>去了解實作細節，或是 next 直接跳過，就可以自行斟酌。當然如果你想要追蹤的陌生程式碼可讀性很差，method 名稱都無法直接聯想它要做的事情，那你只能好好的用 step 一步一步猜測作者的思想。當然，追蹤的難度也隨之以等比級數增加。</text:p>
        </text:list-item>
        <text:list-item>
          <text:p text:style-name="P5">其實你並不需要熟悉一個程式語言才能進行code tracing。高手甚至是可以藉由上述的 code tracing 來快速熟悉與學會一個新的語言</text:p>
        </text:list-item>
        <text:list-item>
          <text:p text:style-name="P5">Code tracing 不能缺的一項人格特質就是耐心與細心。Trace legacy code 很辛苦，但是不斷地抱怨並不能增長你什麼，通常你所寫的程式碼可能比 legacy code 還差。</text:p>
        </text:list-item>
        <text:list-item>
          <text:p text:style-name="P5">再難懂的程式片段 (code readability很差) 理論上你都可以藉由step/next 以及變數變化的蛛絲馬跡，了解程式最後到底在做什麼。</text:p>
        </text:list-item>
        <text:list-item>
          <text:p text:style-name="P5">假設你是要完整的了解程式完整的核心運作，請自行構思一個一邊追蹤一邊紀錄下來的方式。例如畫下來某一種你所能理解的架構圖，流程圖等等。這可以避免不必要的 re-discovery。你如果不做這些輔助的事項，你會發現你的 program understanding 過程不斷地在做 rediscovery 。</text:p>
        </text:list-item>
        <text:list-item>
          <text:p text:style-name="P5" loext:marker-style-name="T1">你如果真的懂了這個 lab 你就會了解 code readability, variable naming， 等等有多重要。<text:span text:style-name="T1">未來請不要寫出折磨別人的程式碼。請不寫出寫死，讓別人無法修改。</text:span><text:span text:style-name="T1"/></text:p>
        </text:list-item>
        <text:list-item>
          <text:p text:style-name="P5">撰寫程式請保持簡潔有力，大部分 KISS (Keep It Simple and Stupid)，無須神秘與利用高深來誇耀自己的 coding 能力。</text:p>
        </text:list-item>
      </text:list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標題_20_1_20_字元" style:default-outline-level="1" style:list-style-name="" style:class="text">
      <style:paragraph-properties fo:text-align="center" style:justify-single-word="false"/>
      <style:text-properties style:font-name="Courier New" fo:font-family="'Courier New'" style:font-family-generic="roman" style:font-pitch="variable" fo:font-size="18pt" fo:font-weight="bold" style:font-size-asian="18pt" style:font-weight-asian="bold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3335in"/>
    </style:style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 loext:linked-style-name="Heading_20_1">
      <style:text-properties style:font-name="Courier New" fo:font-family="'Courier New'" style:font-family-generic="roman" style:font-pitch="variable" fo:font-size="18pt" fo:font-weight="bold" style:font-size-asian="18pt" style:font-weight-asian="bold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ng-Pin Cheng</meta:initial-creator>
    <meta:editing-cycles>22</meta:editing-cycles>
    <meta:creation-date>2017-02-14T14:59:00</meta:creation-date>
    <dc:date>2025-02-26T16:49:25.878224833</dc:date>
    <meta:editing-duration>P1DT8H29M15S</meta:editing-duration>
    <meta:generator>LibreOffice/24.2.7.2$Linux_X86_64 LibreOffice_project/420$Build-2</meta:generator>
    <meta:document-statistic meta:table-count="0" meta:image-count="0" meta:object-count="0" meta:page-count="4" meta:paragraph-count="42" meta:word-count="2771" meta:character-count="3863" meta:non-whitespace-character-count="3644"/>
    <meta:user-defined meta:name="AppVersion">16.0000</meta:user-defined>
    <meta:template xlink:type="simple" xlink:actuate="onRequest" xlink:title="Normal" xlink:href=""/>
  </office:meta>
</office:document-meta>
</file>